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outline1">
      <style:graphic-properties draw:textarea-vertical-align="middle" fo:min-height="13.85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outline1">
      <style:graphic-properties fo:min-height="13.859cm"/>
    </style:style>
    <style:style style:name="pr5" style:family="presentation" style:parent-style-name="Padrão-outline1">
      <style:graphic-properties fo:min-height="24.023cm"/>
    </style:style>
    <style:style style:name="pr6" style:family="presentation" style:parent-style-name="Padrão-outline1">
      <style:graphic-properties fo:min-height="22.991cm"/>
    </style:style>
    <style:style style:name="pr7" style:family="presentation" style:parent-style-name="Padrão-subtitle">
      <style:graphic-properties draw:fill-color="#ffffff" draw:auto-grow-height="true" fo:min-height="13.859cm"/>
    </style:style>
    <style:style style:name="pr8" style:family="presentation" style:parent-style-name="Padrão-outline1">
      <style:graphic-properties fo:min-height="21.991cm"/>
    </style:style>
    <style:style style:name="pr9" style:family="presentation" style:parent-style-name="Padrão-outline1">
      <style:graphic-properties fo:min-height="20.2cm"/>
    </style:style>
    <style:style style:name="pr10" style:family="presentation" style:parent-style-name="Padrão-outline1">
      <style:graphic-properties fo:min-height="14.395cm"/>
    </style:style>
    <style:style style:name="pr11" style:family="presentation" style:parent-style-name="Padrão-outline1">
      <style:graphic-properties fo:min-height="16.586cm"/>
    </style:style>
    <style:style style:name="pr12" style:family="presentation" style:parent-style-name="Padrão-outline1">
      <style:graphic-properties fo:min-height="19.986cm"/>
    </style:style>
    <style:style style:name="pr13" style:family="presentation" style:parent-style-name="Padrão-outline1">
      <style:graphic-properties fo:min-height="20.959cm"/>
    </style:style>
    <style:style style:name="pr14" style:family="presentation" style:parent-style-name="Padrão-outline1">
      <style:graphic-properties fo:min-height="21.225cm"/>
    </style:style>
    <style:style style:name="pr15" style:family="presentation" style:parent-style-name="Padrão-outline1">
      <style:graphic-properties fo:min-height="14.661cm"/>
    </style:style>
    <style:style style:name="pr16" style:family="presentation" style:parent-style-name="Padrão-outline1">
      <style:graphic-properties fo:min-height="19.386cm"/>
    </style:style>
    <style:style style:name="pr17" style:family="presentation" style:parent-style-name="Padrão-outline1">
      <style:graphic-properties fo:min-height="19.2cm"/>
    </style:style>
    <style:style style:name="pr18" style:family="presentation" style:parent-style-name="Padrão-outline1">
      <style:graphic-properties fo:min-height="20.459cm"/>
    </style:style>
    <style:style style:name="pr19" style:family="presentation" style:parent-style-name="Padrão-outline1">
      <style:graphic-properties fo:min-height="19.4cm"/>
    </style:style>
    <style:style style:name="pr20" style:family="presentation" style:parent-style-name="Padrão-outline1">
      <style:graphic-properties fo:min-height="20.69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font-size="32pt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visão para a Prova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 text:style-name="P1">Atividade Autônoma Aura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>
          <draw:text-box>
            <text:p>1º) Um algoritmo pode ser escrito utilizando diferentes linguagens. Relacione o tipo de algoritmo com a respectiva descrição: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office:forms form:automatic-focus="false" form:apply-design-mode="false"/>
        <draw:frame presentation:style-name="pr5" draw:layer="layout" svg:width="27.6cm" svg:height="24.023cm" svg:x="0.4cm" svg:y="-1.786cm" presentation:class="outline" presentation:user-transformed="true">
          <draw:text-box>
            <text:p/>
            <text:p>A ­ Linguagem Natural<text:tab/><text:tab/>B ­ Linguagem Gráfica</text:p>
            <text:p>C ­ Pseudolinguagens</text:p>
            <text:p>1 ­ Foi criada com o objetivo de facilitar o aprendizado da lógica de algoritmos ou lógica de programação, devendo o aprendiz focar na resolução do problema ou lógica do problema, e não na estrutura e formalismo de como representá­lo de forma clara e sem ambiguidade.</text:p>
            <text:p>2 ­ A escolha das palavras e termos utilizados dependem diretamente da pessoa que está escrevendo e da compreensão de quem lê. Assim, uma mesma palavra pode ter diversos significados.</text:p>
            <text:p>3 ­ Baseadas em imagens e esquemas, de forma a tentar facilitar a visualização e o entendimento das etapas e processos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user-transformed="true">
          <draw:text-box>
            <text:p>Alternativas:</text:p>
            <text:p>A) A1, B2, C3</text:p>
            <text:p>B) A2, B3, C1</text:p>
            <text:p>C) A3, B2, C1</text:p>
            <text:p>D) A1, B3, C2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Solução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p>Alternativas:</text:p>
            <text:p>A) A1, B2, C3</text:p>
            <text:p><text:span text:style-name="T1">B) A2, B3, C1</text:span></text:p>
            <text:p>C) A3, B2, C1</text:p>
            <text:p>D) A1, B3, C2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2º) Considere as seguintes afirmativas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>
        <draw:frame presentation:style-name="pr6" draw:layer="layout" svg:width="25.199cm" svg:height="22.991cm" svg:x="1.601cm" svg:y="0.012cm" presentation:class="outline" presentation:user-transformed="true">
          <draw:text-box>
            <text:p>I ­ Uma variável é um elemento sintático do algoritmo que tem como funcionalidade armazenar um determinado valor.</text:p>
            <text:p>II ­ Uma Constante é um elemento sintático do algoritmo que tem como funcionalidade armazenar mais de um determinado valor.</text:p>
            <text:p>III ­ O valor associado à variável depende do tipo de informação que se deseja manipular.</text:p>
            <text:p>IV ­ O valor associado à constante não depende do tipo de informação que se deseja manipular.</text:p>
            <text:p>Está(ão) correto(s):</text:p>
            <text:p>A) apenas o item I.<text:tab/><text:tab/><text:tab/>B) apenas o item III.</text:p>
            <text:p>C) apenas os itens I e III.</text:p>
            <text:p>D) apenas os itens II e IV.<text:tab/>E) os itens I, II e III.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0">
        <draw:frame presentation:style-name="pr1" draw:layer="layout" svg:width="25.199cm" svg:height="3.506cm" svg:x="1.4cm" svg:y="0.837cm" presentation:class="title">
          <draw:text-box>
            <text:p>Solução</text:p>
          </draw:text-box>
        </draw:frame>
        <draw:frame presentation:style-name="pr7" draw:text-style-name="P5" draw:layer="layout" svg:width="25.199cm" svg:height="13.859cm" svg:x="1.4cm" svg:y="4.914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4"><text:span text:style-name="T2">A) apenas o item I.</text:span><text:span text:style-name="T2"><text:tab/></text:span><text:span text:style-name="T2"><text:tab/></text:span><text:span text:style-name="T2"><text:tab/></text:span></text:p>
            <text:p text:style-name="P4"><text:span text:style-name="T2">B) apenas o item III.</text:span></text:p>
            <text:p text:style-name="P4"><text:span text:style-name="T3">C) apenas os itens I e III.</text:span></text:p>
            <text:p text:style-name="P4"><text:span text:style-name="T2">D) apenas os itens II e IV.</text:span><text:span text:style-name="T2"><text:tab/></text:span></text:p>
            <text:p text:style-name="P4"><text:span text:style-name="T2">E) os itens I, II e III.</text:span></text:p>
            <text:list text:style-name="L1">
              <text:list-header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">
        <draw:frame presentation:style-name="pr8" draw:layer="layout" svg:width="25.199cm" svg:height="21.991cm" svg:x="1.4cm" svg:y="0.414cm" presentation:class="outline" presentation:user-transformed="true">
          <draw:text-box>
            <text:p>3º) Considere as seguintes afirmativas:</text:p>
            <text:p>I ­ Para que possamos utilizar uma variável, um algoritmo ou programa, precisamos primeiro declará­la.</text:p>
            <text:p>II ­ Para que possamos declarar uma variável, primeiro precisamos definir que tipo de dado ela irá armazenar.</text:p>
            <text:p>III ­ Para se declarar uma variável, usamos a sintaxe [tipo de dado] [nome da variável]</text:p>
            <text:p>IV ­ Os tipos de dados primitivos são aqueles fornecidos nativamente nas linguagens de programação, e são obrigatoriamente os mesmos em todas as linguagens.</text:p>
            <text:p>Está(ão) correto(s):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user-transformed="true">
          <draw:text-box>
            <text:p>Alternativas:</text:p>
            <text:p>A) apenas os itens I e II.</text:p>
            <text:p>B) apenas os itens I e III.</text:p>
            <text:p>C) apenas os itens I e IV.</text:p>
            <text:p>D) apenas os itens I, II e III.</text:p>
            <text:p>E) apenas os itens I, II e IV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Solução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p>Alternativas:</text:p>
            <text:p>A) apenas os itens I e II.</text:p>
            <text:p>B) apenas os itens I e III.</text:p>
            <text:p>C) apenas os itens I e IV.</text:p>
            <text:p><text:span text:style-name="T1">D) apenas os itens I, II e III.</text:span></text:p>
            <text:p>E) apenas os itens I, II e IV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1">
        <draw:frame presentation:style-name="pr9" draw:layer="layout" svg:width="25.199cm" svg:height="20.2cm" svg:x="1.4cm" svg:y="0.4cm" presentation:class="outline" presentation:user-transformed="true">
          <draw:text-box>
            <text:p>4º) Considerando o trecho de código abaixo, é seguro dizer que, ao fim da execução do referido trecho, o resultado da variável c será:</text:p>
            <text:p>int a, b, c;</text:p>
            <text:p>a = 7;</text:p>
            <text:p>b = 2;</text:p>
            <text:p>c = a / b;</text:p>
            <text:p>Alternativas:</text:p>
            <text:p>A) 10<text:tab/><text:tab/><text:tab/>B) 3,5</text:p>
            <text:p>C) 14<text:tab/><text:tab/><text:tab/>D) 1</text:p>
            <text:p>E) 3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Solução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p>Alternativas:</text:p>
            <text:p>A) 10<text:tab/><text:tab/><text:tab/>B) 3,5</text:p>
            <text:p>C) 14<text:tab/><text:tab/><text:tab/>D) 1</text:p>
            <text:p><text:span text:style-name="T1">E) 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4.395cm" svg:x="1.4cm" svg:y="4.914cm" presentation:class="outline" presentation:user-transformed="true">
          <draw:text-box>
            <text:p>5º) Considerando que os valores de a = 5; b = 10; c = 20; Qual das expressões abaixo teria sua avaliação como "falso"?</text:p>
            <text:p>Alternativas:</text:p>
            <text:p>A) (a &gt; b) || (c &gt;= b)</text:p>
            <text:p>B) (b &gt; a) &amp;&amp; (c &gt;= a)</text:p>
            <text:p>C) (! (a &gt; b)) &amp;&amp; (c &gt;= b)</text:p>
            <text:p>D) ( ( a != b ) || ( a == c) ) &amp;&amp; (b != c)</text:p>
            <text:p>E) ( c != a ) &amp;&amp; ( b == c)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Solução</text:p>
          </draw:text-box>
        </draw:frame>
        <draw:frame presentation:style-name="pr10" draw:layer="layout" svg:width="25.199cm" svg:height="14.395cm" svg:x="1.4cm" svg:y="4.914cm" presentation:class="outline" presentation:user-transformed="true">
          <draw:text-box>
            <text:p>5º) Considerando que os valores de a = 5; b = 10; c = 20; Qual das expressões abaixo teria sua avaliação como "falso"?</text:p>
            <text:p>Alternativas:</text:p>
            <text:p>A) (a &gt; b) || (c &gt;= b)</text:p>
            <text:p>B) (b &gt; a) &amp;&amp; (c &gt;= a)</text:p>
            <text:p>C) (! (a &gt; b)) &amp;&amp; (c &gt;= b)</text:p>
            <text:p>D) ( ( a != b ) || ( a == c) ) &amp;&amp; (b != c)</text:p>
            <text:p>E) ( c != a ) &amp;&amp; ( b == c)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Solução</text:p>
          </draw:text-box>
        </draw:frame>
        <draw:frame presentation:style-name="pr11" draw:layer="layout" svg:width="25.199cm" svg:height="16.586cm" svg:x="1.4cm" svg:y="4.014cm" presentation:class="outline" presentation:user-transformed="true">
          <draw:text-box>
            <text:p>A) (10 &gt; 5) || (20 &gt;= 10) = (V || V) = V</text:p>
            <text:p>B) (10 &gt; 5) &amp;&amp; (20&gt;=5) <text:s/>= (V &amp;&amp; V) = V</text:p>
            <text:p/>
            <text:p>C) (! (5 &gt; 10)) &amp;&amp; (20 &gt;= 10) = (!(F) &amp;&amp; V) = </text:p>
            <text:p>= V&amp;&amp;V = V </text:p>
            <text:p/>
            <text:p>D) ( ( 5 != 10 ) || ( 5 == 20) ) &amp;&amp; (10 != 20)</text:p>
            <text:p>= (V || F) &amp;&amp; (V) = V &amp;&amp; V = V</text:p>
            <text:p><text:span text:style-name="T1">E) ( 20 != 5 ) &amp;&amp; ( 10 == 20) = V &amp;&amp; F = 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1">
        <draw:frame presentation:style-name="pr12" draw:layer="layout" svg:width="25.199cm" svg:height="19.986cm" svg:x="1.4cm" svg:y="0.814cm" presentation:class="outline" presentation:user-transformed="true">
          <draw:text-box>
            <text:p>6º) Considere as seguintes afirmativas:</text:p>
            <text:p>I ­ A tabela verdade da conjunção (E) retorna verdade somente quanto todos os valores analisados são verdade.</text:p>
            <text:p>II ­ A tabela verdade da disjunção (OU) retorna verdade somente quando os valores analisados são diferentes (verdade ou falso; falso ou verdade).</text:p>
            <text:p>III ­ A tabela verdade da negação (NÃO) inverte o valor lógico recebido.</text:p>
            <text:p>Pode­se dizer que: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user-transformed="true">
          <draw:text-box>
            <text:p>A) Apenas as afirmativas I e II estão certas</text:p>
            <text:p>B) Apenas as afirmativas I e III estão certas</text:p>
            <text:p>C) Apenas as afirmativas II e III estão certas</text:p>
            <text:p>D) Todas as afirmativas estão certas</text:p>
            <text:p>E) Nenhuma afirmativa está certa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lução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p>A) Apenas as afirmativas I e II estão certas</text:p>
            <text:p><text:span text:style-name="T1">B) Apenas as afirmativas I e III estão certas</text:span></text:p>
            <text:p>C) Apenas as afirmativas II e III estão certas</text:p>
            <text:p>D) Todas as afirmativas estão certas</text:p>
            <text:p>E) Nenhuma afirmativa está certa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1">
        <office:forms form:automatic-focus="false" form:apply-design-mode="false"/>
        <draw:frame presentation:style-name="pr13" draw:layer="layout" svg:width="25.199cm" svg:height="20.959cm" svg:x="1.4cm" svg:y="0.81cm" presentation:class="outline" presentation:user-transformed="true">
          <draw:text-box>
            <text:p>7º) Considerando o trecho de código abaixo, é seguro dizer que, ao fim da execução do referido trecho, os resultados das variáveis a e b serão respectivamente:</text:p>
            <text:p>bool a, b;</text:p>
            <text:p>int c, d, e, f;</text:p>
            <text:p>c = 5;</text:p>
            <text:p>d = 2;</text:p>
            <text:p>e = 5 / 2; </text:p>
            <text:p>f = 5 % 2; </text:p>
            <text:p>a = e &gt; f; </text:p>
            <text:p>b = e == f;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user-transformed="true">
          <draw:text-box>
            <text:p>Alternativas:</text:p>
            <text:p>A) 2.5 e 2</text:p>
            <text:p>B) 2 e 1</text:p>
            <text:p>C) 2 e 2.5</text:p>
            <text:p>D) Verdadeiro e Falso</text:p>
            <text:p>E) Verdadeiro e Verdadeiro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lução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p>Alternativas:</text:p>
            <text:p>A) 2.5 e 2</text:p>
            <text:p>B) 2 e 1</text:p>
            <text:p>C) 2 e 2.5</text:p>
            <text:p><text:span text:style-name="T1">D) Verdadeiro e Falso</text:span></text:p>
            <text:p>E) Verdadeiro e Verdadeir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1">
        <draw:frame presentation:style-name="pr14" draw:layer="layout" svg:width="25.199cm" svg:height="21.225cm" svg:x="1.4cm" svg:y="0.8cm" presentation:class="outline" presentation:user-transformed="true">
          <draw:text-box>
            <text:p>8º) Considere as seguintes afirmativas:</text:p>
            <text:p>I ­ Com o comando utilizado para entrada de dados é possível transferir uma informação digitada pelo</text:p>
            <text:p>usuário com o teclado para uma determinada variável no escopo do algoritmo.</text:p>
            <text:p>II ­ O comando de saída de dados pega o conteúdo da memória interna e joga no dispositivo de saída</text:p>
            <text:p>padrão, logo ele irá imprimir ou mostrar o conteúdo na tela do usuário.</text:p>
            <text:p>Pode­se dizer que: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15" draw:layer="layout" svg:width="25.199cm" svg:height="14.661cm" svg:x="1.4cm" svg:y="4.914cm" presentation:class="outline" presentation:user-transformed="true">
          <draw:text-box>
            <text:p>A) A afirmativa I está incorreta e a afirmativa II está correta.</text:p>
            <text:p>B) A afirmativa II está incorreta e a afirmativa I está correta.</text:p>
            <text:p>C) A afirmativa II está correta e a afirmativa I está correta.</text:p>
            <text:p>D) A afirmativa I está correta se a afirmativa II está correta.</text:p>
            <text:p>E) A afirmativa I está incorreta e a afirmativa II está incorreta.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Solução</text:p>
          </draw:text-box>
        </draw:frame>
        <draw:frame presentation:style-name="pr15" draw:layer="layout" svg:width="25.199cm" svg:height="14.661cm" svg:x="1.4cm" svg:y="4.914cm" presentation:class="outline" presentation:user-transformed="true">
          <draw:text-box>
            <text:p>A) A afirmativa I está incorreta e a afirmativa II está correta.</text:p>
            <text:p>B) A afirmativa II está incorreta e a afirmativa I está correta.</text:p>
            <text:p><text:span text:style-name="T1">C) A afirmativa II está correta e a afirmativa I está correta.</text:span></text:p>
            <text:p>D) A afirmativa I está correta se a afirmativa II está correta.</text:p>
            <text:p>E) A afirmativa I está incorreta e a afirmativa II está incorreta.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1">
        <draw:frame presentation:style-name="pr16" draw:layer="layout" svg:width="25.199cm" svg:height="19.386cm" svg:x="1.4cm" svg:y="0.614cm" presentation:class="outline" presentation:user-transformed="true">
          <draw:text-box>
            <text:p>9º) O que será impresso em tela:</text:p>
            <text:p/>
            <text:p>int a = 8, b = 2, c, d;</text:p>
            <text:p>cin &gt;&gt; c;</text:p>
            <text:p>d = a + b; </text:p>
            <text:p>c = a ­ b; </text:p>
            <text:p>c = a; </text:p>
            <text:p>a = b; </text:p>
            <text:p>b = c; </text:p>
            <text:p>cout &lt;&lt; "A: " &lt;&lt; a &lt;&lt; " B: " &lt;&lt; b;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user-transformed="true">
          <draw:text-box>
            <text:p>Alternativas:</text:p>
            <text:p>A) A: 2 B: 8</text:p>
            <text:p>B) A: 8 B: 2</text:p>
            <text:p>C) A: a B: b</text:p>
            <text:p>D) A: 10 B: 6</text:p>
            <text:p>E) A: b B: a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Solução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p>Alternativas:</text:p>
            <text:p><text:span text:style-name="T1">A) A: 2 B: 8</text:span></text:p>
            <text:p>B) A: 8 B: 2</text:p>
            <text:p>C) A: a B: b</text:p>
            <text:p>D) A: 10 B: 6</text:p>
            <text:p>E) A: b B: a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1">
        <draw:frame presentation:style-name="pr17" draw:layer="layout" svg:width="25.199cm" svg:height="19.2cm" svg:x="1.4cm" svg:y="0.8cm" presentation:class="outline" presentation:user-transformed="true">
          <draw:text-box>
            <text:p>10º) Considerando o trecho de código a seguir qual valor deve ser digitado a fim de que seja impresso na tela apenas Mensagem B ?</text:p>
            <text:p>int b;</text:p>
            <text:p>cin &gt;&gt; b;</text:p>
            <text:p>if ( b &gt;= 10 ) { cout &lt;&lt; "Mensagem A"; }</text:p>
            <text:p>cout &lt;&lt; "Mensagem B";</text:p>
            <text:p/>
            <text:p>Alternativas:</text:p>
            <text:p>A) 13<text:tab/>B) 10<text:tab/>C) 3<text:tab/><text:tab/>D) b<text:tab/><text:tab/>E) Verdade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Solução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p>Alternativas:</text:p>
            <text:p>A) 13<text:tab/>B) 10<text:tab/><text:span text:style-name="T1">C) 3</text:span><text:tab/><text:tab/>D) b<text:tab/><text:tab/>E) Verdade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1">
        <office:forms form:automatic-focus="false" form:apply-design-mode="false"/>
        <draw:frame presentation:style-name="pr17" draw:layer="layout" svg:width="25.199cm" svg:height="19.2cm" svg:x="1.201cm" svg:y="1cm" presentation:class="outline" presentation:user-transformed="true">
          <draw:text-box>
            <text:p>11º) Considere que o trecho de programa abaixo foi executado 4 vezes, cada uma com os seguintes valores sendo digitados como o valor de x: 3, ­7, 0, 21.</text:p>
            <text:p>cin &gt;&gt; x; <text:s text:c="6"/></text:p>
            <text:p>if (x &gt; 0) { cout &lt;&lt; "P";}</text:p>
            <text:p>if (x == 0) { cout &lt;&lt; "O";}</text:p>
            <text:p>if !(x &gt; 0) { cout &lt;&lt; "N";}</text:p>
            <text:p>O que seria impresso na tela?</text:p>
            <text:p/>
            <text:p>A) P O N P<text:tab/><text:tab/><text:tab/><text:tab/>B) P N O P<text:tab/><text:tab/>C) P N ON P</text:p>
            <text:p>D) PN N ON PN<text:tab/><text:tab/>E) N P O N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lução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p>A) P O N P<text:tab/><text:tab/><text:tab/><text:tab/><text:span text:style-name="T1">B) P N O P</text:span><text:tab/><text:tab/>C) P N ON P</text:p>
            <text:p>D) PN N ON PN<text:tab/><text:tab/>E) N P O N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1">
        <office:forms form:automatic-focus="false" form:apply-design-mode="false"/>
        <draw:frame presentation:style-name="pr18" draw:layer="layout" svg:width="25.199cm" svg:height="20.459cm" svg:x="1.4cm" svg:y="0.576cm" presentation:class="outline" presentation:user-transformed="true">
          <draw:text-box>
            <text:p>12º) Considerando o trecho de código a seguir, o que deve ser escrito dentro dos parênteses do comando if a fim de que se reflita que um aluno é aprovado apenas quando consegue que sua média esteja acima de 6 (seis) ?</text:p>
            <text:p>media = (a + b + c) / 3;</text:p>
            <text:p>if ( ________ ) { cout &lt;&lt; "Aprovado"; }</text:p>
            <text:p>else { cout &lt;&lt; "Reprovado";}</text:p>
            <text:p/>
            <text:p>A) media &gt;= 6<text:tab/><text:tab/>B) media &gt; 6</text:p>
            <text:p>C) media &gt; 5.9<text:tab/><text:tab/>D) media &gt; 6.1</text:p>
            <text:p>E) media == 6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lução</text:p>
          </draw:text-box>
        </draw:frame>
        <draw:frame presentation:style-name="pr4" draw:layer="layout" svg:width="25.199cm" svg:height="13.859cm" svg:x="1.4cm" svg:y="4.914cm" presentation:class="outline">
          <draw:text-box>
            <text:p><text:span text:style-name="T4">A) media &gt;= 6</text:span><text:span text:style-name="T4"><text:tab/></text:span><text:tab/><text:span text:style-name="T1">B) media &gt; 6</text:span></text:p>
            <text:p>C) media &gt; 5.9<text:tab/><text:tab/>D) media &gt; 6.1</text:p>
            <text:p>E) media == 6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1">
        <draw:frame presentation:style-name="pr19" draw:layer="layout" svg:width="25.199cm" svg:height="19.4cm" svg:x="1.601cm" svg:y="0.6cm" presentation:class="outline" presentation:user-transformed="true">
          <draw:text-box>
            <text:p>13º) Considere que o trecho de programa abaixo confere uma senha numérica e, baseado na sua composição, identifica o usurário. Assim, qual deve a ser a senha do usuário Bruce?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1">
        <draw:frame presentation:style-name="pr20" draw:layer="layout" svg:width="25.199cm" svg:height="20.693cm" svg:x="1.601cm" svg:y="0.6cm" presentation:class="outline" presentation:user-transformed="true">
          <draw:text-box>
            <text:p>cin &gt;&gt; senha;</text:p>
            <text:p>if ( (senha % 2) == 0 ) {</text:p>
            <text:p>if (senha &gt; 0 ) {</text:p>
            <text:p>cout &lt;&lt; "Bruce";</text:p>
            <text:p>} else {</text:p>
            <text:p>cout &lt;&lt; "Clark";</text:p>
            <text:p>}</text:p>
            <text:p>} else {</text:p>
            <text:p>if (senha &gt; 0 ) {</text:p>
            <text:p>cout &lt;&lt; "Diana";</text:p>
            <text:p>} else {cout &lt;&lt; "Barry"; } }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Alternativa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p>A) 1342</text:p>
            <text:p>B) ­4231</text:p>
            <text:p>C) 0</text:p>
            <text:p>D) 2561</text:p>
            <text:p>E) ­8246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Solução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p><text:span text:style-name="T1">A) 1342</text:span></text:p>
            <text:p>B) ­4231</text:p>
            <text:p>C) 0</text:p>
            <text:p>D) 2561</text:p>
            <text:p>E) ­8246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os Saraiva</meta:initial-creator>
    <meta:creation-date>2022-04-19T09:59:17.33</meta:creation-date>
    <dc:date>2022-04-19T21:05:21.39</dc:date>
    <dc:creator>Carlos Saraiva</dc:creator>
    <meta:editing-duration>PT37M6S</meta:editing-duration>
    <meta:editing-cycles>2</meta:editing-cycles>
    <meta:generator>OpenOffice/4.1.11$Win32 OpenOffice.org_project/4111m1$Build-9808</meta:generator>
    <meta:document-statistic meta:object-count="160"/>
  </office:meta>
</office:document-meta>
</file>